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67.655075mm" fo:page-width="150.34674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afafaf" draw:stroke-linejoin="round" svg:stroke-opacity="100.0%" svg:stroke-width="2.5929165mm"/>
    </style:style>
    <style:style style:family="graphic" style:name="style-3">
      <style:graphic-properties draw:fill="none" draw:stroke="solid" svg:stroke-color="#afafaf" draw:stroke-linejoin="miter" svg:stroke-opacity="100.0%" svg:stroke-width="2.5929167mm"/>
    </style:style>
    <style:style style:family="graphic" style:name="style-4">
      <style:graphic-properties draw:fill="none" draw:stroke="solid" svg:stroke-color="#afafaf" draw:stroke-linejoin="miter" svg:stroke-opacity="100.0%" svg:stroke-width="2.5929167mm"/>
    </style:style>
    <style:style style:family="graphic" style:name="style-5">
      <style:graphic-properties draw:fill="none" draw:stroke="solid" svg:stroke-color="#afafaf" draw:stroke-linejoin="miter" svg:stroke-opacity="100.0%" svg:stroke-width="2.5929165mm"/>
    </style:style>
    <style:style style:family="graphic" style:name="style-6">
      <style:graphic-properties draw:fill="none" draw:stroke="solid" svg:stroke-color="#afafaf" draw:stroke-linejoin="miter" svg:stroke-opacity="100.0%" svg:stroke-width="2.5929172mm"/>
    </style:style>
    <style:style style:family="graphic" style:name="style-7">
      <style:graphic-properties draw:fill="none" draw:stroke="solid" svg:stroke-color="#afafaf" draw:stroke-linejoin="miter" svg:stroke-opacity="100.0%" svg:stroke-width="2.5929172mm"/>
    </style:style>
    <style:style style:family="graphic" style:name="style-8">
      <style:graphic-properties draw:fill="none" draw:stroke="solid" svg:stroke-color="#afafaf" draw:stroke-linejoin="miter" svg:stroke-opacity="100.0%" svg:stroke-width="2.5929172mm"/>
    </style:style>
    <style:style style:family="graphic" style:name="style-9">
      <style:graphic-properties draw:fill="none" draw:stroke="solid" svg:stroke-color="#afafaf" draw:stroke-linejoin="miter" svg:stroke-opacity="100.0%" svg:stroke-width="2.5929172mm"/>
    </style:style>
    <style:style style:family="graphic" style:name="style-10">
      <style:graphic-properties draw:fill="none" draw:stroke="solid" svg:stroke-color="#afafaf" draw:stroke-linejoin="miter" svg:stroke-opacity="100.0%" svg:stroke-width="2.5929167mm"/>
    </style:style>
    <style:style style:family="graphic" style:name="style-11">
      <style:graphic-properties draw:fill="none" draw:stroke="solid" svg:stroke-color="#afafaf" draw:stroke-linejoin="miter" svg:stroke-opacity="100.0%" svg:stroke-width="2.5929165mm"/>
    </style:style>
    <style:style style:family="graphic" style:name="style-12">
      <style:graphic-properties draw:fill="none" draw:stroke="solid" svg:stroke-color="#afafaf" draw:stroke-linejoin="miter" svg:stroke-opacity="100.0%" svg:stroke-width="2.5929165mm"/>
    </style:style>
    <style:style style:family="graphic" style:name="style-13">
      <style:graphic-properties draw:fill="none" draw:stroke="solid" svg:stroke-color="#afafaf" draw:stroke-linejoin="miter" svg:stroke-opacity="100.0%" svg:stroke-width="2.5929165mm"/>
    </style:style>
    <style:style style:family="graphic" style:name="style-14">
      <style:graphic-properties draw:fill="none" draw:stroke="solid" svg:stroke-color="#afafaf" draw:stroke-linejoin="miter" svg:stroke-opacity="100.0%" svg:stroke-width="2.5929165mm"/>
    </style:style>
    <style:style style:family="graphic" style:name="style-15">
      <style:graphic-properties draw:fill="none" draw:stroke="solid" svg:stroke-color="#afafaf" draw:stroke-linejoin="miter" svg:stroke-opacity="100.0%" svg:stroke-width="2.5929165mm"/>
    </style:style>
    <style:style style:family="graphic" style:name="style-16">
      <style:graphic-properties draw:fill="none" draw:stroke="solid" svg:stroke-color="#f72121" draw:stroke-linejoin="round" svg:stroke-opacity="100.0%" svg:stroke-width="3.1749997mm"/>
    </style:style>
    <style:style style:family="graphic" style:name="style-17">
      <style:graphic-properties draw:fill="none" draw:stroke="solid" svg:stroke-color="#f72121" draw:stroke-linejoin="round" svg:stroke-opacity="100.0%" svg:stroke-width="2.929849mm"/>
    </style:style>
    <style:style style:family="graphic" style:name="style-18">
      <style:graphic-properties draw:fill="none" draw:stroke="solid" svg:stroke-color="#f72121" draw:stroke-linejoin="round" svg:stroke-opacity="100.0%" svg:stroke-width="2.8385596mm"/>
    </style:style>
    <style:style style:family="graphic" style:name="style-19">
      <style:graphic-properties draw:fill="none" draw:stroke="solid" svg:stroke-color="#ed2d2d" draw:stroke-linejoin="round" svg:stroke-opacity="100.0%" svg:stroke-width="3.1749997mm"/>
    </style:style>
    <style:style style:family="graphic" style:name="style-20">
      <style:graphic-properties draw:fill="none" draw:stroke="solid" svg:stroke-color="#f72121" draw:stroke-linejoin="round" svg:stroke-opacity="100.0%" svg:stroke-width="3.1749997mm"/>
    </style:style>
    <style:style style:family="graphic" style:name="style-21">
      <style:graphic-properties draw:fill="solid" draw:fill-color="#c6c6c6" draw:opacity="100.0%" draw:stroke="none"/>
    </style:style>
    <style:style style:family="graphic" style:name="style-22">
      <style:graphic-properties draw:fill="none" draw:stroke="solid" svg:stroke-color="#f72121" draw:stroke-linejoin="round" svg:stroke-opacity="100.0%" svg:stroke-width="3.0610697mm"/>
    </style:style>
  </office:automatic-styles>
  <office:body>
    <office:drawing>
      <draw:page draw:master-page-name="Default" draw:name="page1" draw:style-name="DP1">
        <draw:g draw:id="svg2">
          <draw:g draw:id="layer1">
            <draw:g draw:id="g2557">
              <draw:path svg:d="M 0.05732854 1100.2534 C -7.2371225 1102.2704 681.73486 787.5609 837.85254 669.3123 C 994.0567 550.9967 1415.9988 465.13712 1350.729 0.0" svg:height="11.00263mm" draw:style-name="style-2" svg:viewBox="0.0 0.0 1357.5331 1100.2631" svg:width="13.575331mm" svg:x="104.32122mm" svg:y="25.623251mm"/>
              <draw:path svg:d="M 937.9233 1107.82 C 1007.2815 1230.4796 565.09235 855.7286 483.04935 743.4268 C 324.29584 526.12256 -27.905575 101.087975 1.7642657 0.0" svg:height="11.3218mm" draw:style-name="style-3" svg:viewBox="0.0 0.0 945.2744 1132.18" svg:width="9.4527445mm" svg:x="17.737806mm" svg:y="21.89357mm"/>
              <draw:path svg:d="M 1028.7631 631.56915 C 1098.1213 754.2296 589.7863 445.62442 481.285 399.46768 C 233.64368 294.12204 129.08005 8.483816 0.0 0.0" svg:height="6.601801mm" draw:style-name="style-4" svg:viewBox="0.0 0.0 1035.2378 660.1801" svg:width="10.352379mm" svg:x="26.883575mm" svg:y="33.667526mm"/>
              <draw:path svg:d="M 187.08887 0.022608439 C 189.98254 -3.83536 224.50642 482.8799 224.50642 636.1239 C 224.50642 660.7429 29.675997 868.3723 0.0 898.04834" svg:height="8.980485mm" draw:style-name="style-5" svg:viewBox="0.0 0.0 224.50642 898.0485" svg:width="2.2450643mm" svg:x="26.049194mm" svg:y="27.311213mm"/>
              <draw:path svg:d="M 0.056521095 1100.2534 C -7.23793 1102.2704 694.9632 847.09216 851.08093 728.84357 C 1007.28503 610.52875 1415.9979 465.13712 1350.7281 0.0" svg:height="11.002653mm" draw:style-name="style-6" svg:viewBox="0.0 0.0 1357.7272 1100.2653" svg:width="13.577272mm" svg:x="92.15039mm" svg:y="32.171688mm"/>
              <draw:path svg:d="M 0.054098763 683.97955 C -7.240352 685.9965 730.15 462.01636 917.88885 406.25262 C 1111.5107 348.7416 1279.0264 343.52875 1615.9971 0.0" svg:height="6.8399305mm" draw:style-name="style-7" svg:viewBox="0.0 0.0 1615.9966 683.99304" svg:width="16.159966mm" svg:x="75.78017mm" svg:y="42.788975mm"/>
              <draw:path svg:d="M 1227.8191 0.0 C 1233.0602 2.0169957 1454.0697 66.88061 611.51624 100.98866 C 319.1948 112.82256 40.480408 29.048613 0.0 8.247235" svg:height="1.0212804mm" draw:style-name="style-8" svg:viewBox="0.0 0.0 1257.7665 102.128044" svg:width="12.577664mm" svg:x="61.835125mm" svg:y="49.441685mm"/>
              <draw:path svg:d="M 1209.1097 122.71375 C 1214.3513 124.73075 1396.5685 372.30283 574.0981 186.28546 C 543.70105 179.41087 40.480408 20.801378 0.0 0.0" svg:height="2.5550692mm" draw:style-name="style-9" svg:viewBox="0.0 0.0 1229.8113 255.50691" svg:width="12.298113mm" svg:x="48.738922mm" svg:y="46.858154mm"/>
              <draw:path svg:d="M 1068.4506 419.90167 C 1071.663 423.49963 905.3488 705.7563 362.2223 320.0919 C 342.14923 305.83887 23.246723 34.94134 0.0 0.0" svg:height="5.2288833mm" draw:style-name="style-10" svg:viewBox="0.0 0.0 1068.4961 522.8883" svg:width="10.68496mm" svg:x="37.5992mm" svg:y="40.5467mm"/>
              <draw:path svg:d="M 187.08865 0.022608439 C 189.98254 -3.83536 224.50642 482.8799 224.50642 636.12476 C 224.50642 660.7437 29.675997 868.37317 0.0 898.04834" svg:height="8.980485mm" draw:style-name="style-11" svg:viewBox="0.0 0.0 224.50642 898.0485" svg:width="2.2450643mm" svg:x="35.04503mm" svg:y="33.661213mm"/>
              <draw:path svg:d="M 187.08887 0.032297768 C 189.98233 -5.4340997 224.50623 684.0732 224.50623 901.1691 C 224.50623 936.04584 29.675997 1230.1848 0.0 1272.2252" svg:height="12.722253mm" draw:style-name="style-12" svg:viewBox="0.0 0.0 224.50623 1272.2252" svg:width="2.2450624mm" svg:x="45.896168mm" svg:y="37.028812mm"/>
              <draw:path svg:d="M 187.08887 0.032297768 C 189.98233 -5.4340997 224.50623 684.0748 224.50623 901.1691 C 224.50623 936.04584 29.675997 1230.1848 0.0 1272.2252" svg:height="12.722253mm" draw:style-name="style-13" svg:viewBox="0.0 0.0 224.50623 1272.2252" svg:width="2.2450624mm" svg:x="58.992374mm" svg:y="40.396404mm"/>
              <draw:path svg:d="M 37.41777 0.032297768 C 34.52389 -5.4340997 0.0 684.0748 0.0 901.1691 C 0.0 936.04584 194.83064 1230.1848 224.50664 1272.2252" svg:height="12.722253mm" draw:style-name="style-14" svg:viewBox="0.0 0.0 224.50664 1272.2252" svg:width="2.2450664mm" svg:x="74.707825mm" svg:y="40.58349mm"/>
              <draw:path svg:d="M 37.41777 0.032297768 C 34.52389 -5.433292 0.0 684.074 0.0 901.1699 C 0.0 936.04504 194.82983 1230.1857 224.50583 1272.2261" svg:height="12.72226mm" draw:style-name="style-15" svg:viewBox="0.0 0.0 224.50583 1272.2261" svg:width="2.2450583mm" svg:x="90.79745mm" svg:y="35.34501mm"/>
              <draw:g draw:id="g13615">
                <draw:path svg:d="M 0.0 9.460016 C 869.1233 1502.2645 3395.4407 3137.997 6993.8643 3122.4905 C 8919.7705 3114.1917 12099.686 1533.3232 13812.943 0.0" svg:height="31.226mm" draw:style-name="style-16" svg:viewBox="0.0 0.0 13812.943 3122.5999" svg:width="138.12944mm" svg:x="6.537152mm" svg:y="6.145492mm"/>
              </draw:g>
              <draw:g draw:id="g13625">
                <draw:path svg:d="M 5.684342E-14 1.161102 C 90.83701 184.3847 354.8768 389.74356 730.9685 387.84033 C 932.2559 386.8217 1264.6069 188.1968 1443.6692 0.0" svg:height="3.8785346mm" draw:style-name="style-17" draw:transform="skewX(0.007977216656304315) rotate(2.340664226605909) translate(148.44124mm,11.953219mm)" svg:viewBox="0.0 0.0 1443.6693 387.85345" svg:width="14.436693mm"/>
              </draw:g>
              <draw:g draw:id="g13629">
                <draw:path svg:d="M 0.0 487.4458 C 107.4804 256.48294 419.89822 -2.3825827 864.8984 0.016552653 C 1103.0662 1.3006014 1540.4978 264.77982 1752.3684 502.01163" svg:height="5.0201163mm" draw:style-name="style-18" draw:transform="skewX(-0.10640113141014301) rotate(0.6575932192907046) translate(-1.5259598mm,9.577654mm)" svg:viewBox="0.0 0.0 1752.3684 502.01163" svg:width="17.523684mm"/>
              </draw:g>
              <draw:path svg:d="M 0.0 11.519807 C 869.1234 1829.352 2759.339 4540.3154 6357.7627 4521.434 C 6662.008 4519.837 7013.424 4452.5044 7396.267 4332.885 C 9436.864 3695.296 12370.337 1572.2062 13812.943 0.0" svg:height="45.21532mm" draw:style-name="style-19" svg:viewBox="0.0 0.0 13812.943 4521.532" svg:width="138.12944mm" svg:x="6.5371494mm" svg:y="6.447121mm"/>
              <draw:path svg:d="M 0.0 12.184333 C 869.1234 1934.9496 2426.5867 4602.447 6021.003 4783.1284 C 8302.505 4897.813 12099.685 1974.9536 13812.943 0.0" svg:height="47.864033mm" draw:style-name="style-20" svg:viewBox="0.0 0.0 13812.943 4786.4033" svg:width="138.12944mm" svg:x="6.5371494mm" svg:y="6.447121mm"/>
              <draw:path svg:d="M 0.0 0.0 C 1052.3285 880.04315 2073.569 1439.4567 3470.133 1743.0396 C 4571.552 1803.0149 5582.8657 1694.6849 6266.4414 1469.2433 C 6958.5527 1242.1075 7535.692 1016.2073 8230.622 657.6601 C 8368.03 586.7649 6164.2197 2791.6287 3152.6047 2395.025 C 2239.095 2274.7239 285.03003 1363.1354 0.0 0.0 z" svg:height="24.428043mm" draw:style-name="style-21" svg:viewBox="0.0 0.0 8236.71 2442.8044" svg:width="82.3671mm" svg:x="23.02112mm" svg:y="43.227028mm"/>
              <draw:g draw:id="g13635">
                <draw:path svg:d="M 0.0 10.177306 C 869.1233 1616.1711 3358.0227 3416.1853 6956.4463 3399.503 C 8882.353 3390.5745 12099.686 1649.5848 13812.943 0.0" svg:height="33.99618mm" draw:style-name="style-22" svg:viewBox="0.0 0.0 13812.943 3399.6182" svg:width="138.12944mm" svg:x="6.537152mm" svg:y="6.257115mm"/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67.655075mm" fo:page-width="150.34674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